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ca9a2" officeooo:paragraph-rsid="000ca9a2"/>
    </style:style>
    <style:style style:name="P2" style:family="paragraph" style:parent-style-name="Standard">
      <style:text-properties officeooo:rsid="000ca9a2" officeooo:paragraph-rsid="000ca9a2"/>
    </style:style>
    <style:style style:name="P3" style:family="paragraph" style:parent-style-name="Standard">
      <style:text-properties officeooo:rsid="000ea429" officeooo:paragraph-rsid="000ea429"/>
    </style:style>
    <style:style style:name="P4" style:family="paragraph" style:parent-style-name="Standard">
      <style:text-properties officeooo:rsid="000fbed5" officeooo:paragraph-rsid="000fbed5"/>
    </style:style>
    <style:style style:name="P5" style:family="paragraph" style:parent-style-name="Standard">
      <style:text-properties officeooo:rsid="00147b95" officeooo:paragraph-rsid="00147b95"/>
    </style:style>
    <style:style style:name="P6" style:family="paragraph" style:parent-style-name="Standard">
      <style:text-properties style:font-name="monospace" officeooo:rsid="000fbed5" officeooo:paragraph-rsid="000fbed5"/>
    </style:style>
    <style:style style:name="P7" style:family="paragraph" style:parent-style-name="Standard">
      <style:text-properties style:font-name="monospace" officeooo:rsid="0015f894" officeooo:paragraph-rsid="00161c30"/>
    </style:style>
    <style:style style:name="P8" style:family="paragraph" style:parent-style-name="Standard">
      <style:text-properties style:font-name="monospace" officeooo:rsid="0015f894" officeooo:paragraph-rsid="0017606d"/>
    </style:style>
    <style:style style:name="P9" style:family="paragraph" style:parent-style-name="Standard">
      <style:text-properties style:font-name="monospace" officeooo:rsid="001803ab" officeooo:paragraph-rsid="001803ab"/>
    </style:style>
    <style:style style:name="P10" style:family="paragraph" style:parent-style-name="Standard">
      <style:text-properties style:font-name="monospace" officeooo:rsid="001803ab" officeooo:paragraph-rsid="00194927"/>
    </style:style>
    <style:style style:name="P11" style:family="paragraph" style:parent-style-name="Standard">
      <style:text-properties style:font-name="monospace" officeooo:rsid="001803ab" officeooo:paragraph-rsid="0020bbab"/>
    </style:style>
    <style:style style:name="P12" style:family="paragraph" style:parent-style-name="Standard">
      <style:text-properties style:font-name="monospace" officeooo:rsid="00194927" officeooo:paragraph-rsid="00194927"/>
    </style:style>
    <style:style style:name="P13" style:family="paragraph" style:parent-style-name="Standard">
      <style:text-properties style:font-name="monospace" officeooo:rsid="001c46e0" officeooo:paragraph-rsid="001c46e0"/>
    </style:style>
    <style:style style:name="P14" style:family="paragraph" style:parent-style-name="Standard">
      <style:text-properties officeooo:rsid="0015f894" officeooo:paragraph-rsid="0015f894"/>
    </style:style>
    <style:style style:name="T1" style:family="text">
      <style:text-properties officeooo:rsid="000d4c39"/>
    </style:style>
    <style:style style:name="T2" style:family="text">
      <style:text-properties officeooo:rsid="000f857e"/>
    </style:style>
    <style:style style:name="T3" style:family="text">
      <style:text-properties fo:font-style="italic" officeooo:rsid="000f857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f857e" style:font-style-asian="normal" style:font-style-complex="normal"/>
    </style:style>
    <style:style style:name="T6" style:family="text">
      <style:text-properties fo:font-style="normal" officeooo:rsid="000fbed5" style:font-style-asian="normal" style:font-style-complex="normal"/>
    </style:style>
    <style:style style:name="T7" style:family="text">
      <style:text-properties fo:font-style="normal" officeooo:rsid="0011a058" style:font-style-asian="normal" style:font-style-complex="normal"/>
    </style:style>
    <style:style style:name="T8" style:family="text">
      <style:text-properties fo:font-style="normal" officeooo:rsid="00129fc5" style:font-style-asian="normal" style:font-style-complex="normal"/>
    </style:style>
    <style:style style:name="T9" style:family="text">
      <style:text-properties fo:font-style="normal" officeooo:rsid="00146ac1" style:font-style-asian="normal" style:font-style-complex="normal"/>
    </style:style>
    <style:style style:name="T10" style:family="text">
      <style:text-properties fo:font-style="normal" officeooo:rsid="00147b95" style:font-style-asian="normal" style:font-style-complex="normal"/>
    </style:style>
    <style:style style:name="T11" style:family="text">
      <style:text-properties fo:font-style="normal" officeooo:rsid="001488dd" style:font-style-asian="normal" style:font-style-complex="normal"/>
    </style:style>
    <style:style style:name="T12" style:family="text">
      <style:text-properties fo:font-style="normal" officeooo:rsid="00161c30" style:font-style-asian="normal" style:font-style-complex="normal"/>
    </style:style>
    <style:style style:name="T13" style:family="text">
      <style:text-properties fo:font-style="normal" officeooo:rsid="0017606d" style:font-style-asian="normal" style:font-style-complex="normal"/>
    </style:style>
    <style:style style:name="T14" style:family="text">
      <style:text-properties fo:font-style="normal" officeooo:rsid="0018429d" style:font-style-asian="normal" style:font-style-complex="normal"/>
    </style:style>
    <style:style style:name="T15" style:family="text">
      <style:text-properties fo:font-style="normal" officeooo:rsid="00194927" style:font-style-asian="normal" style:font-style-complex="normal"/>
    </style:style>
    <style:style style:name="T16" style:family="text">
      <style:text-properties fo:color="#000000" fo:font-style="normal" fo:background-color="#ffffff" loext:char-shading-value="0" style:font-style-asian="normal" style:font-style-complex="normal"/>
    </style:style>
    <style:style style:name="T17" style:family="text">
      <style:text-properties fo:color="#000000" fo:font-style="normal" officeooo:rsid="00147b95" fo:background-color="#ffffff" loext:char-shading-value="0" style:font-style-asian="normal" style:font-style-complex="normal"/>
    </style:style>
    <style:style style:name="T18" style:family="text">
      <style:text-properties fo:color="#000000" fo:font-style="normal" officeooo:rsid="00161c30" fo:background-color="#ffffff" loext:char-shading-value="0" style:font-style-asian="normal" style:font-style-complex="normal"/>
    </style:style>
    <style:style style:name="T19" style:family="text">
      <style:text-properties fo:color="#000000" fo:font-style="normal" officeooo:rsid="001c579a" fo:background-color="#ffffff" loext:char-shading-value="0" style:font-style-asian="normal" style:font-style-complex="normal"/>
    </style:style>
    <style:style style:name="T20" style:family="text">
      <style:text-properties fo:color="#000000" fo:font-style="normal" officeooo:rsid="001e23bb" fo:background-color="#ffffff" loext:char-shading-value="0" style:font-style-asian="normal" style:font-style-complex="normal"/>
    </style:style>
    <style:style style:name="T21" style:family="text">
      <style:text-properties fo:color="#000000" fo:font-style="normal" officeooo:rsid="001f2cad" fo:background-color="#ffffff" loext:char-shading-value="0" style:font-style-asian="normal" style:font-style-complex="normal"/>
    </style:style>
    <style:style style:name="T22" style:family="text">
      <style:text-properties fo:color="#000000" fo:font-style="normal" officeooo:rsid="001f411c" fo:background-color="#ffffff" loext:char-shading-value="0" style:font-style-asian="normal" style:font-style-complex="normal"/>
    </style:style>
    <style:style style:name="T23" style:family="text">
      <style:text-properties fo:color="#54ffff" fo:font-style="normal" fo:background-color="#ffffff" loext:char-shading-value="0" style:font-style-asian="normal" style:font-style-complex="normal"/>
    </style:style>
    <style:style style:name="T24" style:family="text">
      <style:text-properties fo:color="#54ffff" fo:font-style="normal" officeooo:rsid="0018429d" fo:background-color="#ffffff" loext:char-shading-value="0" style:font-style-asian="normal" style:font-style-complex="normal"/>
    </style:style>
    <style:style style:name="T25" style:family="text">
      <style:text-properties fo:color="#54ffff" fo:font-style="normal" officeooo:rsid="0020bbab" fo:background-color="#ffffff" loext:char-shading-value="0" style:font-style-asian="normal" style:font-style-complex="normal"/>
    </style:style>
    <style:style style:name="T26" style:family="text">
      <style:text-properties fo:color="#ffff54" fo:font-style="normal" fo:background-color="#ffffff" loext:char-shading-value="0" style:font-style-asian="normal" style:font-style-complex="normal"/>
    </style:style>
    <style:style style:name="T27" style:family="text">
      <style:text-properties fo:color="#87ffaf" fo:font-style="normal" fo:background-color="#ffffff" loext:char-shading-value="0" style:font-style-asian="normal" style:font-style-complex="normal"/>
    </style:style>
    <style:style style:name="T28" style:family="text">
      <style:text-properties fo:color="#ff54ff" fo:font-style="normal" fo:background-color="#ffffff" loext:char-shading-value="0"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1"/>
      <text:p text:style-name="P1">Here I present my latest interludes into parallel programming with MPI. <text:span text:style-name="T1">I wrote a Hello World program utilizing a ring style of process communication, modified the reduce method of a Trapezoidal Rule numerical integration program, explored numerical integration using Simpson’s Rule in both a serial and parallel format. These projects provided for increasing sophistication in inter-processes communication, parallel algorithm design, and parallel program I/O.</text:span></text:p>
      <text:p text:style-name="P1"/>
      <text:p text:style-name="P3">Introduction:</text:p>
      <text:p text:style-name="P3"/>
      <text:p text:style-name="P3">Effective inter-process communication is critical to the development of successful parallel programs. MPI allows for this communication with two fundamental functions, MPI_Send() and MPI_Recv<text:span text:style-name="T2">(). Care must be taken in the use of MPI_Send() and MPI_Recv() as they proved </text:span><text:span text:style-name="T3">blocked</text:span><text:span text:style-name="T5"> communication. A process that calls MPI_Recv() </text:span><text:span text:style-name="T6">waits for a</text:span><text:span text:style-name="T5"> message </text:span><text:span text:style-name="T6">to be received before continuing execution. If the Sends and Recvs of a program are not well coordinated it can cause inefficiencies due to idle processes or a program a crash. </text:span></text:p>
      <text:p text:style-name="P3"><text:span text:style-name="T6"/></text:p>
      <text:p text:style-name="P4"><text:span text:style-name="T4">Part 1: Hello World Ring Communication</text:span></text:p>
      <text:p text:style-name="P4"><text:span text:style-name="T4"/></text:p>
      <text:p text:style-name="P4"><text:span text:style-name="T4">I modified the Hello World program from HW1 to pass it’s messages around a ring of processes rather than </text:span><text:span text:style-name="T7">having </text:span><text:span text:style-name="T4">every process sending a message to process 0. Process 0 starts by sending a message to process 1, who then prints process 0’s message and then sends it’s own message to process 2 and so on until, the last process sends it’s message to process 0 to print. </text:span><text:span text:style-name="T7">This scheme requires that process 0 first send a message and begging listening for a message from the last process. All other processes must first listen for incoming messages before sending their own. This ensures the orderly passing of messages from process 0, through all the other processes and then back to zero, forming a ring. If process 0 was to listen first, then the message chain would not begin and the program would hang. If the other processes sent their messages first, you’d have to rely on the system’s buffering of messages for orderly delivery and the </text:span><text:span text:style-name="T8">likelihood</text:span><text:span text:style-name="T7"> of a missed message hanging the program increases. </text:span><text:span text:style-name="T9">If the program is run with only a single process, process 0 simply prints it’s own message and the program concludes. </text:span><text:span text:style-name="T10">When started with 8 process, the program </text:span><text:span text:style-name="T11">yields</text:span><text:span text:style-name="T10">,</text:span></text:p>
      <text:p text:style-name="P4"><text:span text:style-name="T10"/></text:p>
      <text:p text:style-name="P6"><text:span text:style-name="T17">% mpirun -n 8 ./HW2-Part1  </text:span><text:span text:style-name="T10"><text:line-break/>Greetings from process 0 <text:line-break/>Greetings from process 1 <text:line-break/>Greetings from process 2 <text:line-break/>Greetings from process 3 <text:line-break/>Greetings from process 4 <text:line-break/>Greetings from process 5 <text:line-break/>Greetings from process 6 <text:line-break/>Greetings from process 7<text:line-break/></text:span></text:p>
      <text:p text:style-name="P4"><text:span text:style-name="T9"/></text:p>
      <text:p text:style-name="P5"><text:span text:style-name="T9">P</text:span><text:span text:style-name="T4">art 2: </text:span><text:span text:style-name="T11">Trapezoidal Rule Integration With Linear Reduce </text:span></text:p>
      <text:p text:style-name="P5"><text:span text:style-name="T11"/></text:p>
      <text:p text:style-name="P14"><text:soft-page-break/><text:span text:style-name="T11">I </text:span><text:span text:style-name="T4">simply modified the all the one reduction method of the original Trapezoidal Rule code from the books source code to use a linear reduce. The highest ranked process (p) starts the reduce by sending the to total of it’s integration region to process (p-1) which, then adds the total of process p to it’s own and send the new running total to process (p-2) and so until p0. Process 0 receives the running total, adds it’s region to the total and prints the results. I think this linear reduce is is about as efficient as the orginal all-to-one reduce as they are both scale as O(P). However, in this regime of small latency dominated messages, I think that </text:span><text:span text:style-name="T12">there may be a small advantage to the all-to-one reduce since the overhead of sending a message is palatalized.</text:span><text:span text:style-name="T6"> </text:span><text:span text:style-name="T12">When run with 8 processes my program finds,</text:span></text:p>
      <text:p text:style-name="P14"><text:span text:style-name="T12"/></text:p>
      <text:p text:style-name="P7"><text:span text:style-name="T18">% mpirun -n 8 ./HW2-Part2 </text:span><text:span text:style-name="T12"><text:line-break/>With n = 1024 trapezoids, our estimate <text:line-break/>of the integral from 0.000000 to 1.000000 = 0.333333<text:line-break/></text:span></text:p>
      <text:p text:style-name="P7"><text:span text:style-name="T12">which agrees with the finding of the original program when run with 8 processes.</text:span></text:p>
      <text:p text:style-name="P7"><text:span text:style-name="T12"/></text:p>
      <text:p text:style-name="P8"><text:span text:style-name="T18">% mpirun -n 8 ./get_data  </text:span><text:span text:style-name="T12"><text:line-break/>Enter a, b, and n <text:line-break/>0 1 1024 <text:line-break/>With n = 1024 trapezoids, our estimate <text:line-break/>of the integral from 0.000000 to 1.000000 = 0.333333</text:span></text:p>
      <text:p text:style-name="P8"><text:span text:style-name="T12"/></text:p>
      <text:p text:style-name="P8"><text:span text:style-name="T13">Part 3: Simpson’s Rule</text:span></text:p>
      <text:p text:style-name="P8"><text:span text:style-name="T13"/></text:p>
      <text:p text:style-name="P9"><text:span text:style-name="T13">I </text:span><text:span text:style-name="T4">started out by writing a serial version of Simpson’s Rule with a fixed function of f(x) = x^2, fixed region of integration [0,1], and a fixed number of intervals, 1024. <text:s/></text:span><text:span text:style-name="T14">My </text:span><text:span text:style-name="T15">implementation</text:span><text:span text:style-name="T14"> of Simpsons Rule.</text:span></text:p>
      <text:p text:style-name="P9"><text:span text:style-name="T4"/></text:p>
      <text:p text:style-name="P11"><text:span text:style-name="T26"> 1 </text:span><text:span text:style-name="T16">   </text:span><text:span text:style-name="T23">// Take care of the starting and end points.</text:span><text:span text:style-name="T16"> </text:span><text:span text:style-name="T4"><text:line-break/></text:span><text:span text:style-name="T26"> 2 </text:span><text:span text:style-name="T16">   integral = f(a) + f(b); </text:span><text:span text:style-name="T4"><text:line-break/></text:span><text:span text:style-name="T26"> 3 </text:span><text:span text:style-name="T16">   </text:span><text:span text:style-name="T23">// Loop through the n strips in the region of </text:span></text:p>
      <text:p text:style-name="P11"><text:span text:style-name="T23"><text:s text:c="2"/></text:span><text:span text:style-name="T25">4</text:span><text:span text:style-name="T23"> <text:s text:c="4"/>//integration </text:span><text:span text:style-name="T24">including the <text:s/>n midpoints.</text:span><text:span text:style-name="T16"> </text:span><text:span text:style-name="T4"><text:line-break/></text:span><text:span text:style-name="T26"> 4 </text:span><text:span text:style-name="T16">   </text:span><text:span text:style-name="T26">for</text:span><text:span text:style-name="T16"> ( </text:span><text:span text:style-name="T27">int</text:span><text:span text:style-name="T16"> i=</text:span><text:span text:style-name="T28">1</text:span><text:span text:style-name="T16">; i&lt;(</text:span><text:span text:style-name="T28">2</text:span><text:span text:style-name="T16">*n - </text:span><text:span text:style-name="T28">1</text:span><text:span text:style-name="T16">); i++ ) </text:span><text:span text:style-name="T4"><text:line-break/></text:span><text:span text:style-name="T26"> 5 </text:span><text:span text:style-name="T16">   { </text:span><text:span text:style-name="T4"><text:line-break/></text:span><text:span text:style-name="T26"> 6 </text:span><text:span text:style-name="T16">        </text:span><text:span text:style-name="T23">// increment x by a half interval at a time (we need the mid point).</text:span><text:span text:style-name="T4"><text:line-break/></text:span><text:span text:style-name="T26"> 7 </text:span><text:span text:style-name="T16">        x += h / </text:span><text:span text:style-name="T28">2</text:span><text:span text:style-name="T16">; </text:span><text:span text:style-name="T4"><text:line-break/></text:span><text:span text:style-name="T26"> 8 </text:span><text:span text:style-name="T16">        </text:span><text:span text:style-name="T26">if</text:span><text:span text:style-name="T16"> ( i % </text:span><text:span text:style-name="T28">2</text:span><text:span text:style-name="T16"> == </text:span><text:span text:style-name="T28">0</text:span><text:span text:style-name="T16"> ) </text:span><text:span text:style-name="T4"><text:line-break/></text:span><text:span text:style-name="T26"> 9 </text:span><text:span text:style-name="T16">            integral += ( </text:span><text:span text:style-name="T28">2</text:span><text:span text:style-name="T16"> * f(x) ); </text:span><text:span text:style-name="T4"><text:line-break/></text:span><text:span text:style-name="T26">10 </text:span><text:span text:style-name="T16">        </text:span><text:span text:style-name="T26">else</text:span><text:span text:style-name="T16">  </text:span><text:span text:style-name="T4"><text:line-break/></text:span><text:span text:style-name="T26">11 </text:span><text:span text:style-name="T16">            integral += ( </text:span><text:span text:style-name="T28">4</text:span><text:span text:style-name="T16"> * f(x) ); </text:span><text:span text:style-name="T4"><text:line-break/></text:span><text:span text:style-name="T26">12 </text:span><text:span text:style-name="T16">   } </text:span><text:span text:style-name="T4"><text:line-break/></text:span><text:span text:style-name="T26">13 </text:span><text:span text:style-name="T16">   integral *= ( h / </text:span><text:span text:style-name="T28">3</text:span><text:span text:style-name="T16"> );</text:span></text:p>
      <text:p text:style-name="P10"><text:span text:style-name="T16"/></text:p>
      <text:p text:style-name="P12"><text:span text:style-name="T16">Then to serialize this implementation, I worked this integration function into the the linear reduce version of the Trapezoidal rule code from part 2. </text:span></text:p>
      <text:p text:style-name="P12"><text:soft-page-break/><text:span text:style-name="T16"/></text:p>
      <text:p text:style-name="P13"><text:span text:style-name="T16">This parallel Simpson’s Rule code also incorporates command line arguments to set the number of intervals used and and to print out the interval partition assigned to each process. All of the output is handled by process 0 but, all the processes are aware of any arguments given. <text:s/>This implementation of Simpson's Rule requires that the number of intervals be even so, the code checks the parity of a user defined interval number and if it’s odd, the code increments it by one to make it even and then carries on with the new even interval count. If the interval value entered is not a valid base 10 int value a warning is issued about incorrect arguments, command line argument parsing stops and the program carries on with the hard coded interval count of 1024. </text:span><text:span text:style-name="T19">Each process determines a new interval count from the command line arguments, if present, so no time consuming message passing is required. </text:span></text:p>
      <text:p text:style-name="P13"><text:span text:style-name="T19"><text:tab/>To implement to the verbose option to print out the interval coefficients being handled by each process, process 0 calculates the partition scheme from the variable of integration and does not depend of communication from the other processes. At present my code has process 0 <text:s/>do this calculation after it has received the total from all the other process. It would probably be more optimal the parti</text:span><text:span text:style-name="T20">ti</text:span><text:span text:style-name="T19">ons where determined and and </text:span><text:span text:style-name="T20">output while process 0 was waiting for the linear reduce to complete, thereby reducing idle process time, but the difference would be minimal at this level I expect. </text:span><text:span text:style-name="T21">There is a known bug that setting -v before -i results in the new </text:span><text:span text:style-name="T22">interval</text:span><text:span text:style-name="T21"> value being read as 0 </text:span><text:span text:style-name="T22">regardless</text:span><text:span text:style-name="T21"> of specified value. In the case that an interval of 0 is found the code falls back to the hard coded value of 1024.</text:span></text:p>
      <text:p text:style-name="P10"><text:span text:style-name="T4"><text:line-break/></text:span></text:p>
      <text:p text:style-name="P8"><text:span text:style-name="T12"><text:line-break/><text:line-break/></text:span></text:p>
      <text:p text:style-name="P4"><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9T15:31:48.705275700</meta:creation-date>
    <dc:date>2016-08-31T13:08:24.608503267</dc:date>
    <meta:editing-duration>PT1H1M43S</meta:editing-duration>
    <meta:editing-cycles>12</meta:editing-cycles>
    <meta:generator>LibreOffice/5.2.0.4$Linux_X86_64 LibreOffice_project/20m0$Build-4</meta:generator>
    <meta:document-statistic meta:table-count="0" meta:image-count="0" meta:object-count="0" meta:page-count="3" meta:paragraph-count="21" meta:word-count="1080" meta:character-count="6276" meta:non-whitespace-character-count="5080"/>
  </office:meta>
</office:document-meta>
</file>